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Text_20_body">
      <style:text-properties fo:color="#9bbb59"/>
    </style:style>
    <style:style style:name="P2" style:family="paragraph" style:parent-style-name="Text_20_body">
      <style:text-properties fo:color="#9bbb59" fo:font-size="14pt" style:font-size-asian="14pt" style:font-size-complex="14pt"/>
    </style:style>
    <style:style style:name="P3" style:family="paragraph" style:parent-style-name="Text_20_body">
      <style:text-properties fo:color="#9bbb59" style:font-name-complex="Liberation Mono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text-properties fo:color="#ff0000"/>
    </style:style>
    <style:style style:name="P6" style:family="paragraph" style:parent-style-name="Standard">
      <style:text-properties fo:color="#000000" fo:font-size="14pt" style:font-size-asian="14pt" style:font-size-complex="14pt"/>
    </style:style>
    <style:style style:name="P7" style:family="paragraph" style:parent-style-name="Standard">
      <style:text-properties fo:color="#000000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color="#9bbb59"/>
    </style:style>
    <style:style style:name="P9" style:family="paragraph" style:parent-style-name="Standard">
      <style:text-properties fo:color="#9bbb59" fo:font-size="14pt" style:font-size-asian="14pt" style:font-size-complex="14pt"/>
    </style:style>
    <style:style style:name="P10" style:family="paragraph" style:parent-style-name="Standard">
      <style:text-properties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color="#333333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333333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font-size="14pt" style:font-size-asian="14pt" style:font-size-complex="14pt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cm"/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cm" fo:margin-bottom="0cm"/>
      <style:text-properties fo:color="#000000" fo:font-size="14pt" style:font-size-asian="14pt" style:font-size-complex="14pt"/>
    </style:style>
    <style:style style:name="P18" style:family="paragraph" style:parent-style-name="Text_20_body">
      <style:paragraph-properties fo:margin-top="0cm" fo:margin-bottom="0cm" fo:line-height="100%"/>
      <style:text-properties fo:color="#000000" fo:font-size="14pt" style:font-size-asian="14pt" style:font-size-complex="14pt"/>
    </style:style>
    <style:style style:name="P19" style:family="paragraph" style:parent-style-name="Text_20_body">
      <style:paragraph-properties fo:margin-top="0cm" fo:margin-bottom="0cm"/>
      <style:text-properties fo:color="#000000" fo:font-size="14pt" style:font-size-asian="14pt" style:font-name-complex="Liberation Mono" style:font-size-complex="14pt"/>
    </style:style>
    <style:style style:name="P20" style:family="paragraph" style:parent-style-name="Text_20_body">
      <style:paragraph-properties fo:margin-top="0cm" fo:margin-bottom="0cm"/>
      <style:text-properties fo:color="#000000" fo:font-size="14pt" fo:background-color="#efefef" style:font-size-asian="14pt" style:font-name-complex="Liberation Mono" style:font-size-complex="14pt"/>
    </style:style>
    <style:style style:name="P21" style:family="paragraph" style:parent-style-name="Text_20_body">
      <style:paragraph-properties fo:margin-top="0cm" fo:margin-bottom="0cm"/>
      <style:text-properties fo:color="#9bbb59"/>
    </style:style>
    <style:style style:name="P22" style:family="paragraph" style:parent-style-name="Text_20_body">
      <style:paragraph-properties fo:margin-top="0cm" fo:margin-bottom="0cm"/>
      <style:text-properties fo:color="#9bbb59" style:font-name-complex="Liberation Mono"/>
    </style:style>
    <style:style style:name="P23" style:family="paragraph" style:parent-style-name="Text_20_body">
      <style:paragraph-properties fo:margin-top="0cm" fo:margin-bottom="0cm" fo:line-height="100%"/>
      <style:text-properties fo:color="#9bbb59"/>
    </style:style>
    <style:style style:name="P24" style:family="paragraph" style:parent-style-name="Text_20_body">
      <style:paragraph-properties fo:margin-top="0cm" fo:margin-bottom="0cm"/>
      <style:text-properties fo:color="#333333" fo:font-size="14pt" style:font-size-asian="14pt" style:font-name-complex="Liberation Mono" style:font-size-complex="14pt"/>
    </style:style>
    <style:style style:name="P25" style:family="paragraph" style:parent-style-name="Preformatted_20_Text">
      <style:text-properties fo:color="#9bbb59" style:font-name="Liberation Serif" fo:font-size="12pt" style:font-size-asian="12pt" style:font-size-complex="12pt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fo:color="#000000" fo:font-size="14pt" style:font-size-asian="14pt" style:font-size-complex="14pt"/>
    </style:style>
    <style:style style:name="P28" style:family="paragraph" style:parent-style-name="Standard" style:list-style-name="L2">
      <style:text-properties fo:color="#000000" fo:font-size="14pt" style:font-size-asian="14pt" style:font-size-complex="14pt"/>
    </style:style>
    <style:style style:name="P29" style:family="paragraph" style:parent-style-name="Título_20_2" style:list-style-name="L1">
      <style:text-properties fo:color="#000000" fo:font-size="14pt" fo:font-weight="normal" style:font-size-asian="14pt" style:font-weight-asian="normal" style:font-size-complex="14pt" style:font-weight-complex="normal"/>
    </style:style>
    <style:style style:name="P30" style:family="paragraph" style:parent-style-name="Título_20_2">
      <style:text-properties fo:color="#333333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31" style:family="paragraph" style:parent-style-name="Título_20_2">
      <style:text-properties fo:color="#9bbb59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ítulo_20_2" style:master-page-name="MP0">
      <style:paragraph-properties style:page-number="auto" fo:break-before="page"/>
      <style:text-properties fo:color="#333333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33" style:family="paragraph" style:parent-style-name="Text_20_body" style:list-style-name="L1">
      <style:text-properties fo:color="#000000" fo:font-size="14pt" style:font-size-asian="14pt" style:font-size-complex="14pt"/>
    </style:style>
    <style:style style:name="P34" style:family="paragraph" style:parent-style-name="Text_20_body" style:list-style-name="L3">
      <style:text-properties fo:color="#000000" fo:font-size="14pt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/>
      <style:text-properties fo:color="#000000" fo:font-size="14pt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00%"/>
      <style:text-properties fo:color="#000000" fo:font-size="14pt" style:font-size-asian="14pt" style:font-size-complex="14pt"/>
    </style:style>
    <style:style style:name="P37" style:family="paragraph" style:parent-style-name="Text_20_body" style:list-style-name="L3">
      <style:paragraph-properties fo:margin-top="0cm" fo:margin-bottom="0cm"/>
      <style:text-properties fo:color="#000000" fo:font-size="14pt" style:font-size-asian="14pt" style:font-name-complex="Liberation Mono" style:font-size-complex="14pt"/>
    </style:style>
    <style:style style:name="P38" style:family="paragraph" style:parent-style-name="Text_20_body">
      <style:paragraph-properties fo:margin-top="0cm" fo:margin-bottom="0cm"/>
      <style:text-properties fo:color="#9bbb59"/>
    </style:style>
    <style:style style:name="P39" style:family="paragraph" style:parent-style-name="Text_20_body">
      <style:paragraph-properties fo:margin-top="0cm" fo:margin-bottom="0cm"/>
      <style:text-properties fo:color="#800000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fo:font-style="normal" style:font-size-asian="14pt" style:font-style-asian="normal" style:font-size-complex="14pt" style:font-style-complex="normal"/>
    </style:style>
    <style:style style:name="T3" style:family="text">
      <style:text-properties fo:color="#333333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4" style:family="text">
      <style:text-properties fo:color="#9bbb59" style:font-name-complex="Liberation Mono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2">Consultas simples en el esquema Empresa</text:h>
      <text:list xml:id="list1969102237385596701" text:style-name="L1">
        <text:list-item>
          <text:p text:style-name="P29">Muestre los productos (código y descripción) que comercializa la empresa.</text:p>
        </text:list-item>
      </text:list>
      <text:p text:style-name="P2">select Prod_Num, Descripcion from producto;</text:p>
      <text:list xml:id="list32495657" text:continue-numbering="true" text:style-name="L1">
        <text:list-item>
          <text:p text:style-name="P29">Muestre los productos (código y descripción) que contienen la palabra tenis en la descripción.</text:p>
        </text:list-item>
      </text:list>
      <text:p text:style-name="P2">select Prod_Num, Descripcion from producto where descripcion like '%tennis%';</text:p>
      <text:list xml:id="list32508968" text:continue-numbering="true" text:style-name="L1">
        <text:list-item>
          <text:p text:style-name="P33">Muestre el código, nombre, área y teléfono de los clientes de la empresa.</text:p>
        </text:list-item>
      </text:list>
      <text:p text:style-name="P2">select cliente_cod, nombre, area, telefono from cliente;</text:p>
      <text:list xml:id="list32487441" text:continue-numbering="true" text:style-name="L1">
        <text:list-item>
          <text:p text:style-name="P33">Muestre los clientes (código, nombre, ciudad) que no son del área telefónica 636.</text:p>
        </text:list-item>
      </text:list>
      <text:p text:style-name="P2">select cliente_cod, nombre, ciudad from cliente where area != 636;</text:p>
      <text:list xml:id="list32493589" text:continue-numbering="true" text:style-name="L1">
        <text:list-item>
          <text:p text:style-name="P33">Muestre las órdenes de compra de la tabla de pedidos (código, fechas de orden y de envío).</text:p>
        </text:list-item>
      </text:list>
      <text:p text:style-name="P2">select Ped_num, fecha_pedido, ped_fecha from pedido;</text:p>
      <text:list xml:id="list32512640" text:continue-numbering="true" text:style-name="L1">
        <text:list-item>
          <text:p text:style-name="P27">Lista de los pedidos ordenados de forma decreciente por importe.</text:p>
        </text:list-item>
      </text:list>
      <text:p text:style-name="P13"/>
      <text:p text:style-name="P9">select * from pedido order by total desc;</text:p>
      <text:p text:style-name="P7"/>
      <text:list xml:id="list32510665" text:continue-numbering="true" text:style-name="L1">
        <text:list-item>
          <text:p text:style-name="P26"><text:span text:style-name="Fuente_20_de_20_párrafo_20_predeter."><text:span text:style-name="T1">Una relación de todos los clientes (código, nombre y observaciones) que tengan un cr</text:span></text:span><text:span text:style-name="Fuente_20_de_20_párrafo_20_predeter."><text:span text:style-name="T1">édito superior a 4.000 e inferior a 8.000 y cuyo nombre contenga alguna </text:span></text:span><text:span text:style-name="Énfasis"><text:span text:style-name="T2">S</text:span></text:span><text:span text:style-name="Fuente_20_de_20_párrafo_20_predeter."><text:span text:style-name="T1">.</text:span></text:span></text:p>
        </text:list-item>
      </text:list>
      <text:p text:style-name="P14"/>
      <text:p text:style-name="P9">select cliente_cod, nombre, observaciones from cliente where </text:p>
      <text:p text:style-name="P9">limite_credito &gt; 4000 and limite_credito &lt; 8000 and nombre like '%s%';</text:p>
      <text:p text:style-name="P10"/>
      <text:p text:style-name="P10"/>
      <text:p text:style-name="P11">Consultas simples en el esquema Sanidad</text:p>
      <text:p text:style-name="P12"/>
      <text:list xml:id="list6590293610757804552" text:style-name="L2">
        <text:list-item>
          <text:p text:style-name="P28">Muestre los hospitales existentes (número, nombre y teléfono).</text:p>
        </text:list-item>
      </text:list>
      <text:p text:style-name="P8">select hospital_cod, nom, telefon from hospital;</text:p>
      <text:p text:style-name="P6"/>
      <text:list xml:id="list32487039" text:continue-numbering="true" text:style-name="L2">
        <text:list-item>
          <text:p text:style-name="P28">Muestre los hospitales existentes (número, nombre y teléfono) que tengan una letra A en la segunda posición del nombre.</text:p>
        </text:list-item>
      </text:list>
      <text:p text:style-name="P8">select hospital_cod, nom, telefon from hospital</text:p>
      <text:p text:style-name="P8">where lower(nom) not like '_a%';</text:p>
      <text:p text:style-name="P8"/>
      <text:p text:style-name="P6"/>
      <text:list xml:id="list32484388" text:continue-numbering="true" text:style-name="L2">
        <text:list-item>
          <text:p text:style-name="P28"><text:soft-page-break/>Muestre los trabajadores (código hospital, código sala, número empleado y apellido) existentes.</text:p>
        </text:list-item>
      </text:list>
      <text:p text:style-name="P8">select hospital_cod as 'Código hospital', sala_cod as 'Código de sala',</text:p>
      <text:p text:style-name="P8">empleat_no as 'Código empleado', cognom as 'Empleado'</text:p>
      <text:p text:style-name="P8">from plantilla;</text:p>
      <text:p text:style-name="P6"/>
      <text:list xml:id="list32495003" text:continue-numbering="true" text:style-name="L2">
        <text:list-item>
          <text:p text:style-name="P28">Muestre los trabajadores (código hospital, código sala, número empleado y apellido) que no sean del turno de noche.</text:p>
        </text:list-item>
      </text:list>
      <text:p text:style-name="P8">select hospital_cod as 'Código hospital', sala_cod as 'Código de sala',</text:p>
      <text:p text:style-name="P8">empleat_no as 'Código empleado', cognom as 'Empleado'</text:p>
      <text:p text:style-name="P8">from plantilla</text:p>
      <text:p text:style-name="P8">where torn &lt;&gt; 'n';</text:p>
      <text:p text:style-name="P6"/>
      <text:list xml:id="list32502779" text:continue-numbering="true" text:style-name="L2">
        <text:list-item>
          <text:p text:style-name="P28">Muestre los enfermos nacidos en 1960.</text:p>
        </text:list-item>
      </text:list>
      <text:p text:style-name="P8">select * from malalt</text:p>
      <text:p text:style-name="P8">where data_naix like '1960%';</text:p>
      <text:p text:style-name="P6"/>
      <text:p text:style-name="P6">6. Muestre los enfermos nacidos a partir de 1960.</text:p>
      <text:p text:style-name="P8">select * from malalt</text:p>
      <text:p text:style-name="P8">where data_naix &gt; '1959-12-30';</text:p>
      <text:p text:style-name="P8"/>
      <text:p text:style-name="P15"><text:span text:style-name="Fuente_20_de_20_párrafo_20_predeter."><text:span text:style-name="T1">7. Una relación de todos los doctores del hospital 22.</text:span></text:span></text:p>
      <text:p text:style-name="P25">select * from doctor</text:p>
      <text:p text:style-name="P25">where hospital_cod &lt;&gt; '22';</text:p>
      <text:h text:style-name="Título_20_2" text:outline-level="2"><text:bookmark text:name="consultes_complexes_sobre_l_esquema_empr"/><text:span text:style-name="Fuente_20_de_20_párrafo_20_predeter."><text:span text:style-name="T3">Consultas complejas sobre el esquema Empresa</text:span></text:span></text:h>
      <text:p text:style-name="P16"/>
      <text:list xml:id="list4362150463687676946" text:style-name="L3">
        <text:list-item>
          <text:p text:style-name="P34">Mostrar los empleados (código, apellido y nombre del departamento) de la empresa que tienen el rango de director y ordenados por el apellido.</text:p>
        </text:list-item>
      </text:list>
      <text:p text:style-name="P1">SELECT emp_no AS 'Código', apellidos AS 'Empleado',</text:p>
      <text:p text:style-name="P1">dnombre AS 'Nombre Departamento'</text:p>
      <text:p text:style-name="P1">FROM emp, dept WHERE lower(oficio) = 'director' AND emp.dept_no = dept.dept_no</text:p>
      <text:p text:style-name="P1">ORDER BY apellidos;</text:p>
      <text:list xml:id="list32496336" text:continue-numbering="true" text:style-name="L3">
        <text:list-item>
          <text:p text:style-name="P35">Mostrar el importe global que cada departamento asume anualmente en concepto de nómina de los empleados y ordenado descendentemente por el importe global.</text:p>
        </text:list-item>
      </text:list>
      <text:p text:style-name="P1"><text:bookmark-start text:name="_Hlt65343993"/><text:bookmark-start text:name="_Hlt65343992"/>SELECT <text:bookmark-end text:name="_Hlt65343993"/><text:bookmark-end text:name="_Hlt65343992"/>dept.dept_no AS "Departamento", dnombre AS "Nombre",</text:p>
      <text:p text:style-name="P1">sum(salario*14) AS "Importe Global Nomina"</text:p>
      <text:p text:style-name="P1">FROM dept left join emp ON dept.dept_no=emp.dept_no</text:p>
      <text:p text:style-name="P1">GROUP BY dept.dept_no, dnombre</text:p>
      <text:p text:style-name="P21">ORDER BY 3 DESC;</text:p>
      <text:p text:style-name="P19"/>
      <text:list xml:id="list32500197" text:continue-numbering="true" text:style-name="L3">
        <text:list-item>
          <text:p text:style-name="P35"><text:soft-page-break/>Mostrar los departamentos ordenados ascendentemente por la antigüedad de los empleados.</text:p>
        </text:list-item>
      </text:list>
      <text:p text:style-name="P1">SELECT dnombre AS 'Departamento', fechaa_alta AS 'Antigüedad de los empleados'</text:p>
      <text:p text:style-name="P21">FROM dept, emp ORDER BY fechaa_alta;</text:p>
      <text:p text:style-name="P21"/>
      <text:p text:style-name="P39">SELECT d.dnombre AS 'Departamento',<text:line-break/><text:tab/> <text:s text:c="2"/>e.fecha_alta AS 'Antigüedad de los empleados',<text:line-break/> <text:s text:c="6"/>e.Apellido as 'Empleado'<text:line-break/>FROM dept d inner join emp e on d.dept_no = e.dept_no<text:line-break/>group by e.Apellido<text:line-break/>ORDER BY e.fecha_alta;</text:p>
      <text:p text:style-name="P17"/>
      <text:p text:style-name="P20"/>
      <text:list xml:id="list32511385" text:continue-numbering="true" text:style-name="L3">
        <text:list-item>
          <text:p text:style-name="P35">Mostrar los empleados (código y apellido) acompañados del número de pedidos que han gestionado, ordenados por el apellido.</text:p>
        </text:list-item>
      </text:list>
      <text:p text:style-name="P1">SELECT e.emp_no AS 'Código empleado', e.apellidos AS 'Empleado',</text:p>
      <text:p text:style-name="P1">COUNT(p.cliente_cod) AS 'Pedidos Gestionados'</text:p>
      <text:p text:style-name="P1">FROM emp e, pedido p, cliente c</text:p>
      <text:p text:style-name="P1">WHERE e.emp_no = c.repr_cod AND c.cliente_cod = p.cliente_cod</text:p>
      <text:p text:style-name="P21">GROUP BY p.cliente_cod;</text:p>
      <text:p text:style-name="P21"/>
      <text:p text:style-name="P39">SELECT e.emp_no AS 'Código empleado', e.apellido AS 'Empleado',<text:line-break/><text:tab/>COUNT(p.cliente_cod) AS 'Pedidos Gestionados'<text:line-break/>FROM (emp e left join cliente c on e.emp_no = c.repr_cod<text:line-break/> <text:s text:c="4"/>left join pedido p on c.cliente_cod = p.cliente_cod)<text:line-break/>GROUP BY e.Emp_no<text:line-break/>order by Apellido;</text:p>
      <text:p text:style-name="P19"/>
      <text:list xml:id="list32496796" text:continue-numbering="true" text:style-name="L3">
        <text:list-item>
          <text:p text:style-name="P35">Mostrar el ranking de los empleados (código y apellido), según el número de pedidos que han gestionado, que hayan gestionado más de cinco.</text:p>
        </text:list-item>
      </text:list>
      <text:p text:style-name="P1">SELECT e.emp_no AS 'Código empleado', e.apellidos AS 'Empleado',</text:p>
      <text:p text:style-name="P1">COUNT(p.cliente_cod) AS 'Pedidos Gestionados'</text:p>
      <text:p text:style-name="P1">FROM emp e, pedido p, cliente c</text:p>
      <text:p text:style-name="P1">WHERE e.emp_no = c.repr_cod AND c.cliente_cod = p.cliente_cod</text:p>
      <text:p text:style-name="P1">GROUP BY p.cliente_cod HAVING COUNT(p.cliente_cod) &gt; 5</text:p>
      <text:p text:style-name="P21">ORDER BY 3 DESC;</text:p>
      <text:p text:style-name="P21"/>
      <text:p text:style-name="P21">Con más de 5 no hay ninguno, lo he probado con más de 4 y salen 2 con 5 gestiones.</text:p>
      <text:p text:style-name="P24"/>
      <text:list xml:id="list32500329" text:continue-numbering="true" text:style-name="L3">
        <text:list-item>
          <text:p text:style-name="P37"><text:soft-page-break/>Una relación de todos los productos con el precio y la fecha de la última venta.</text:p>
        </text:list-item>
      </text:list>
      <text:p text:style-name="P3">SELECT p.descripcion AS 'Producto', pe.ped_fecha AS 'Última venta'</text:p>
      <text:p text:style-name="P3">FROM pedido pe, producto p, detalle d</text:p>
      <text:p text:style-name="P3">WHERE d.prod_num = p.prod_num AND d.ped_num = pe.ped_num</text:p>
      <text:p text:style-name="P3">GROUP BY p.descripcion</text:p>
      <text:p text:style-name="P22">ORDER BY pe.ped_fecha DESC;</text:p>
      <text:p text:style-name="P22"/>
      <text:p text:style-name="P22"/>
      <text:p text:style-name="P22"/>
      <text:p text:style-name="P22"/>
      <text:p text:style-name="P22"/>
      <text:list xml:id="list32511222" text:continue-numbering="true" text:style-name="L3">
        <text:list-item>
          <text:p text:style-name="P37">El ranking de clientes en función de las compras que efectuaron en 1987.</text:p>
        </text:list-item>
      </text:list>
      <text:p text:style-name="P3">select c.nombre as 'Cliente', count(*) as 'Número de pedidos en 1987'</text:p>
      <text:p text:style-name="P3">from cliente c, pedido p</text:p>
      <text:p text:style-name="P3">where c.cliente_cod = p.cliente_cod and p.ped_fecha like '1987%'</text:p>
      <text:p text:style-name="P3">group by p.cliente_cod</text:p>
      <text:p text:style-name="P22">order by 2 desc;</text:p>
      <text:p text:style-name="P19"/>
      <text:list xml:id="list32498726" text:continue-numbering="true" text:style-name="L3">
        <text:list-item>
          <text:p text:style-name="P37">La relación de clientes que en 1987 efectuaron pedidos por un importe total que supera el 50% de su crédito.</text:p>
        </text:list-item>
      </text:list>
      <text:p text:style-name="P3">select c.nombre as 'Cliente', </text:p>
      <text:p text:style-name="P3"><text:tab/>count(*) as 'Número de pedidos en 1987', </text:p>
      <text:p text:style-name="P3"><text:tab/>sum(p.TOTAL) as 'Cantidad Total',</text:p>
      <text:p text:style-name="P3"><text:s text:c="4"/>c.limite_credito as 'Límite de crédito'</text:p>
      <text:p text:style-name="P3">from cliente c inner join pedido p on c.cliente_cod = p.cliente_cod</text:p>
      <text:p text:style-name="P3">where p.PED_FECHA like '1987%'</text:p>
      <text:p text:style-name="P3">and (c.LIMITE_CREDITO / 2) &lt; TOTAL</text:p>
      <text:p text:style-name="P3">group by c.nombre</text:p>
      <text:p text:style-name="P15"><text:span text:style-name="Fuente_20_de_20_párrafo_20_predeter."><text:span text:style-name="T4">order by 3 desc;</text:span></text:span></text:p>
      <text:h text:style-name="P30" text:outline-level="2"><text:bookmark text:name="consultes_complexes_sobre_l_esquema_sani"/>Consultas complejas sobre el esquema Sanidad</text:h>
      <text:p text:style-name="P4"/>
      <text:list xml:id="list4422342296730919824" text:style-name="L4">
        <text:list-item>
          <text:p text:style-name="P36">Mostrar, por cada sala, la cantidad de enfermos de cada sexo.</text:p>
        </text:list-item>
      </text:list>
      <text:p text:style-name="P1">select i.sala_cod as 'Sala', m.sexe as 'Sexo' , count(*) as 'Número enfermos'</text:p>
      <text:p text:style-name="P1">from ingressos i, malalt m</text:p>
      <text:p text:style-name="P1">where i.inscripcio = m.inscripcio</text:p>
      <text:p text:style-name="P23"><text:soft-page-break/>group by i.sala_cod, m.sexe;</text:p>
      <text:p text:style-name="P18"/>
      <text:list xml:id="list32500223" text:continue-numbering="true" text:style-name="L4">
        <text:list-item>
          <text:p text:style-name="P36">Mostrar los enfermos del sistema hospitalario no ingresados en la actualidad.</text:p>
        </text:list-item>
      </text:list>
      <text:p text:style-name="P1">select inscripcio as "Inscripción", cognom as "Apellidos"</text:p>
      <text:p text:style-name="P1">from malalt</text:p>
      <text:p text:style-name="P1">where not exists (select * from ingressos</text:p>
      <text:p text:style-name="P23">where ingressos.inscripcio=malalt.inscripcio);</text:p>
      <text:p text:style-name="P23"/>
      <text:p text:style-name="P23"/>
      <text:p text:style-name="P18"/>
      <text:list xml:id="list32513639" text:continue-numbering="true" text:style-name="L4">
        <text:list-item>
          <text:p text:style-name="P36">Mostrar el ranking de hospitales según la proporción de camas por trabajador.</text:p>
        </text:list-item>
      </text:list>
      <text:p text:style-name="P1">select s.hospital_cod as 'Codigo de hospital', </text:p>
      <text:p text:style-name="P1"><text:tab/>count(p.empleat_no) as 'Empleados', </text:p>
      <text:p text:style-name="P1"><text:s text:c="4"/>sum(s.qtat_llits) as 'Cantidad de camas',</text:p>
      <text:p text:style-name="P1"><text:s text:c="4"/>(sum(s.qtat_llits) / count(p.empleat_no)) as 'Relación cama-empleado'</text:p>
      <text:p text:style-name="P1">from sala s, plantilla p</text:p>
      <text:p text:style-name="P1">where s.sala_cod = p.sala_cod and s.hospital_cod = p.hospital_cod</text:p>
      <text:p text:style-name="P1">group by p.hospital_cod</text:p>
      <text:p text:style-name="P23">order by 4 desc;</text:p>
      <text:p text:style-name="P18"/>
      <text:list xml:id="list32509651" text:continue-numbering="true" text:style-name="L4">
        <text:list-item>
          <text:p text:style-name="P36">Mostrar los hospitales donde no hay ningún doctor de cardiología.</text:p>
        </text:list-item>
      </text:list>
      <text:h text:style-name="P31" text:outline-level="2"><text:bookmark-start text:name="_GoBack"/>select h.nom as 'Hospital'</text:h>
      <text:h text:style-name="P31" text:outline-level="2">from hospital h, doctor d</text:h>
      <text:h text:style-name="P31" text:outline-level="2">where h.hospital_cod = d.hospital_cod </text:h>
      <text:h text:style-name="P31" text:outline-level="2">and d.especialitat not in('cardiologia')</text:h>
      <text:h text:style-name="P31" text:outline-level="2">group by nom;</text:h>
      <text:p text:style-name="P5"><text:bookmark-end text:name="_GoBack"/>/*Este no funciona bien porque hay un hospital que tiene más de una especialidad*/</text:p>
      <text:p text:style-name="Text_20_body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size="24pt" fo:font-weight="bold" style:font-name-asian="NSimSun" style:font-size-asian="24pt" style:font-weight-asian="bold" style:font-size-complex="24pt" style:font-weight-complex="bold" fo:hyphenate="false" fo:hyphenation-remain-char-count="0" fo:hyphenation-push-char-count="0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fo:hyphenation-ladder-count="no-limit"/>
      <style:text-properties style:font-name="Liberation Serif" fo:font-size="18pt" fo:font-weight="bold" style:font-name-asian="NSimSun" style:font-size-asian="18pt" style:font-weight-asian="bold" style:font-size-complex="18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size="10pt" style:font-size-asian="10pt" style:font-name-complex="Liberation Mono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Numbering_20_Symbols" style:display-name="Numbering Symbols" style:family="text"/>
    <style:style style:name="Énf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1" style:display-name="WW_CharLFO4LVL1" style:family="text">
      <style:text-properties fo:font-size="12pt" style:font-size-asian="12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juanf</meta:initial-creator>
    <meta:creation-date>2021-01-02T17:40:00Z</meta:creation-date>
    <dc:date>2021-03-10T12:27:22.12</dc:date>
    <meta:editing-cycles>7</meta:editing-cycles>
    <meta:editing-duration>PT3H9M3S</meta:editing-duration>
    <meta:document-statistic meta:table-count="0" meta:image-count="0" meta:object-count="0" meta:page-count="5" meta:paragraph-count="120" meta:word-count="1020" meta:character-count="6730"/>
    <meta:template xlink:type="simple" xlink:actuate="onRequest" xlink:title="" xlink:href="Normal.dotm"/>
  </office:meta>
</office:document-meta>
</file>